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000000550FB8D3176B276A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fe4" officeooo:paragraph-rsid="00130f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width="20.634cm" svg:height="15.012cm" draw:z-index="0"><draw:image xlink:href="Pictures/10000001000006E000000550FB8D3176B276A933.png" xlink:type="simple" xlink:show="embed" xlink:actuate="onLoad" draw:mime-type="image/png"/></draw:frame>VICENTE RÚBEN XAVIER SIMÃO</text:p>
      <text:p text:style-name="P1">AULA 2 – MAPA MENT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23:01:27.168277264</meta:creation-date>
    <dc:date>2023-05-01T23:05:00.938016388</dc:date>
    <meta:editing-duration>PT3M35S</meta:editing-duration>
    <meta:editing-cycles>1</meta:editing-cycles>
    <meta:document-statistic meta:table-count="0" meta:image-count="1" meta:object-count="0" meta:page-count="1" meta:paragraph-count="2" meta:word-count="8" meta:character-count="46" meta:non-whitespace-character-count="39"/>
    <meta:generator>LibreOffice/7.3.7.2$Linux_X86_64 LibreOffice_project/30$Build-2</meta:generator>
  </office:meta>
</office:document-meta>
</file>